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officeooo:paragraph-rsid="000fdbbf"/>
    </style:style>
    <style:style style:name="P2" style:family="paragraph" style:parent-style-name="Table_20_Contents">
      <style:paragraph-properties fo:text-align="center" style:justify-single-word="false"/>
      <style:text-properties officeooo:rsid="0031b115" officeooo:paragraph-rsid="000fdbbf"/>
    </style:style>
    <style:style style:name="P3" style:family="paragraph" style:parent-style-name="Table_20_Contents">
      <style:paragraph-properties fo:text-align="center" style:justify-single-word="false"/>
      <style:text-properties officeooo:rsid="00335e87" officeooo:paragraph-rsid="000fdbbf"/>
    </style:style>
    <style:style style:name="P4" style:family="paragraph" style:parent-style-name="Table_20_Contents">
      <style:paragraph-properties fo:text-align="center" style:justify-single-word="false"/>
      <style:text-properties officeooo:rsid="000fdbbf" officeooo:paragraph-rsid="000fdbbf"/>
    </style:style>
    <style:style style:name="P5" style:family="paragraph" style:parent-style-name="Standard">
      <style:text-properties officeooo:rsid="000b8336" officeooo:paragraph-rsid="000b8336"/>
    </style:style>
    <style:style style:name="P6" style:family="paragraph" style:parent-style-name="Standard">
      <style:text-properties officeooo:rsid="000b8336" officeooo:paragraph-rsid="000fdbbf"/>
    </style:style>
    <style:style style:name="P7" style:family="paragraph" style:parent-style-name="Standard">
      <style:text-properties officeooo:rsid="000d4ce5" officeooo:paragraph-rsid="000d4ce5"/>
    </style:style>
    <style:style style:name="P8" style:family="paragraph" style:parent-style-name="Standard">
      <style:text-properties officeooo:rsid="000e38bb" officeooo:paragraph-rsid="000fdbbf"/>
    </style:style>
    <style:style style:name="P9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officeooo:paragraph-rsid="000fdbbf"/>
    </style:style>
    <style:style style:name="P10" style:family="paragraph" style:parent-style-name="Standard">
      <style:text-properties officeooo:rsid="0010ff03" officeooo:paragraph-rsid="0010ff03"/>
    </style:style>
    <style:style style:name="P11" style:family="paragraph" style:parent-style-name="Standard">
      <style:text-properties officeooo:rsid="0012755e" officeooo:paragraph-rsid="0012755e"/>
    </style:style>
    <style:style style:name="P12" style:family="paragraph" style:parent-style-name="Standard">
      <style:text-properties officeooo:rsid="0015bb19" officeooo:paragraph-rsid="0015bb19"/>
    </style:style>
    <style:style style:name="P13" style:family="paragraph" style:parent-style-name="Standard">
      <style:text-properties officeooo:rsid="0017a23f" officeooo:paragraph-rsid="0017a23f"/>
    </style:style>
    <style:style style:name="P14" style:family="paragraph" style:parent-style-name="Standard">
      <style:text-properties officeooo:rsid="001c4097" officeooo:paragraph-rsid="001c4097"/>
    </style:style>
    <style:style style:name="P15" style:family="paragraph" style:parent-style-name="Standard">
      <style:text-properties officeooo:rsid="001f3bcd" officeooo:paragraph-rsid="001f3bcd"/>
    </style:style>
    <style:style style:name="P16" style:family="paragraph" style:parent-style-name="Standard">
      <style:text-properties officeooo:rsid="001f9cc1" officeooo:paragraph-rsid="001f9cc1"/>
    </style:style>
    <style:style style:name="P17" style:family="paragraph" style:parent-style-name="Standard">
      <style:text-properties officeooo:rsid="00210652" officeooo:paragraph-rsid="00210652"/>
    </style:style>
    <style:style style:name="P18" style:family="paragraph" style:parent-style-name="Standard">
      <style:text-properties officeooo:rsid="0022eeee" officeooo:paragraph-rsid="0022eeee"/>
    </style:style>
    <style:style style:name="P19" style:family="paragraph" style:parent-style-name="Standard">
      <style:text-properties officeooo:rsid="0024babf" officeooo:paragraph-rsid="0024babf"/>
    </style:style>
    <style:style style:name="P20" style:family="paragraph" style:parent-style-name="Standard">
      <style:text-properties officeooo:rsid="00255e6a" officeooo:paragraph-rsid="00255e6a"/>
    </style:style>
    <style:style style:name="P21" style:family="paragraph" style:parent-style-name="Standard">
      <style:text-properties officeooo:rsid="0025aca9" officeooo:paragraph-rsid="0025aca9"/>
    </style:style>
    <style:style style:name="P22" style:family="paragraph" style:parent-style-name="Standard">
      <style:text-properties officeooo:rsid="002715ed" officeooo:paragraph-rsid="002715ed"/>
    </style:style>
    <style:style style:name="P23" style:family="paragraph" style:parent-style-name="Standard">
      <style:text-properties officeooo:rsid="0028125b" officeooo:paragraph-rsid="0028125b"/>
    </style:style>
    <style:style style:name="P24" style:family="paragraph" style:parent-style-name="Standard">
      <style:text-properties officeooo:rsid="0029ef61" officeooo:paragraph-rsid="0029ef61"/>
    </style:style>
    <style:style style:name="P25" style:family="paragraph" style:parent-style-name="Standard">
      <style:text-properties officeooo:rsid="002ce20e" officeooo:paragraph-rsid="002ce20e"/>
    </style:style>
    <style:style style:name="P26" style:family="paragraph" style:parent-style-name="Standard">
      <style:text-properties officeooo:rsid="0030521a" officeooo:paragraph-rsid="0030521a"/>
    </style:style>
    <style:style style:name="T1" style:family="text">
      <style:text-properties style:font-name="Liberation Serif" fo:font-size="12pt" fo:font-style="normal" fo:font-weight="normal" officeooo:rsid="0031b115" style:font-name-asian="Times New Roman" style:font-size-asian="12pt" style:language-asian="fr" style:country-asian="FR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font-name="Liberation Serif" fo:font-size="12pt" fo:font-style="normal" fo:font-weight="normal" officeooo:rsid="002c2d18" style:font-name-asian="Times New Roman" style:font-size-asian="12pt" style:language-asian="fr" style:country-asian="FR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officeooo:rsid="0015bb19"/>
    </style:style>
    <style:style style:name="T4" style:family="text">
      <style:text-properties officeooo:rsid="0017a23f"/>
    </style:style>
    <style:style style:name="T5" style:family="text">
      <style:text-properties officeooo:rsid="0018f20a"/>
    </style:style>
    <style:style style:name="T6" style:family="text">
      <style:text-properties officeooo:rsid="001a52e9"/>
    </style:style>
    <style:style style:name="T7" style:family="text">
      <style:text-properties officeooo:rsid="001c4097"/>
    </style:style>
    <style:style style:name="T8" style:family="text">
      <style:text-properties officeooo:rsid="001ebbea"/>
    </style:style>
    <style:style style:name="T9" style:family="text">
      <style:text-properties officeooo:rsid="001f9cc1"/>
    </style:style>
    <style:style style:name="T10" style:family="text">
      <style:text-properties officeooo:rsid="0024babf"/>
    </style:style>
    <style:style style:name="T11" style:family="text">
      <style:text-properties officeooo:rsid="00255e6a"/>
    </style:style>
    <style:style style:name="T12" style:family="text">
      <style:text-properties officeooo:rsid="0025aca9"/>
    </style:style>
    <style:style style:name="T13" style:family="text">
      <style:text-properties officeooo:rsid="002715ed"/>
    </style:style>
    <style:style style:name="T14" style:family="text">
      <style:text-properties officeooo:rsid="002b8b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1) <text:span text:style-name="T9">b</text:span></text:p>
      <text:p text:style-name="P15">2) <text:span text:style-name="T9">a</text:span></text:p>
      <text:p text:style-name="P16">3) a</text:p>
      <text:p text:style-name="P17">4) b</text:p>
      <text:p text:style-name="P18">5) <text:span text:style-name="T10">c</text:span></text:p>
      <text:p text:style-name="P19">6) b</text:p>
      <text:p text:style-name="P19">7) <text:span text:style-name="T11">a</text:span></text:p>
      <text:p text:style-name="P20">8) <text:span text:style-name="T12">c</text:span></text:p>
      <text:p text:style-name="P21">9) <text:span text:style-name="T13">b</text:span></text:p>
      <text:p text:style-name="P22">10) a</text:p>
      <text:p text:style-name="P23">11) b</text:p>
      <text:p text:style-name="P24">12) a</text:p>
      <text:p text:style-name="P24">13) <text:span text:style-name="T14">c</text:span></text:p>
      <text:p text:style-name="P25">14) a</text:p>
      <text:p text:style-name="P26">15)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0:41:06.185501970</meta:creation-date>
    <dc:date>2020-10-03T18:04:55.860575788</dc:date>
    <meta:editing-duration>PT2H8M54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30" meta:character-count="66" meta:non-whitespace-character-count="51"/>
  </office:meta>
</office:document-meta>
</file>